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CA6A90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CA6A909B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ison Fischer</meta:initial-creator>
    <meta:creation-date>2020-07-09T22:10:55.28</meta:creation-date>
    <dc:date>2020-07-09T22:51:50.83</dc:date>
    <dc:creator>Allison Fischer</dc:creator>
    <meta:editing-duration>PT2M36S</meta:editing-duration>
    <meta:editing-cycles>1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